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24.17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1" table:number-columns-repeated="253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辦公用具管理檢查表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　　　　　　<text:span text:style-name="T1">部門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　　　　<text:span text:style-name="T1">年</text:span><text:span text:style-name="T2">　　　　　</text:span><text:span text:style-name="T3">月</text:span><text:span text:style-name="T2">　　　　　</text:span><text:span text:style-name="T3">日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分類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常備數</text:p>
          </table:table-cell>
          <table:table-cell table:style-name="ce17" office:value-type="string" calcext:value-type="string">
            <text:p>故障</text:p>
          </table:table-cell>
          <table:table-cell table:style-name="ce3" office:value-type="string" calcext:value-type="string" table:number-columns-spanned="1" table:number-rows-spanned="2">
            <text:p>修理中</text:p>
          </table:table-cell>
          <table:table-cell table:style-name="ce17" office:value-type="string" calcext:value-type="string">
            <text:p>無法</text:p>
          </table:table-cell>
          <table:table-cell table:style-name="ce3" office:value-type="string" calcext:value-type="string" table:number-columns-spanned="1" table:number-rows-spanned="2">
            <text:p>失落</text:p>
          </table:table-cell>
          <table:table-cell table:style-name="ce3" office:value-type="string" calcext:value-type="string" table:number-columns-spanned="1" table:number-rows-spanned="2">
            <text:p>不明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number-columns-repeated="3" table:style-name="ce4"/>
          <table:table-cell table:style-name="ce13" office:value-type="string" calcext:value-type="string">
            <text:p>損壞</text:p>
          </table:table-cell>
          <table:covered-table-cell table:style-name="ce4"/>
          <table:table-cell table:style-name="ce13" office:value-type="string" calcext:value-type="string">
            <text:p>修理</text:p>
          </table:table-cell>
          <table:covered-table-cell table:number-columns-repeated="3" table:style-name="ce4"/>
          <table:table-cell table:number-columns-repeated="1015"/>
        </table:table-row>
        <table:table-row table:style-name="ro2" table:number-rows-repeated="20">
          <table:table-cell table:style-name="ce5"/>
          <table:table-cell table:style-name="ce12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13" office:value-type="string" calcext:value-type="string">
            <text:p>合計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9" table:number-rows-spanned="1">
            <text:p>（辦公用具管理重點檢查表）</text:p>
          </table:table-cell>
          <table:covered-table-cell table:number-columns-repeated="7" table:style-name="ce14"/>
          <table:covered-table-cell table:style-name="ce21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4" table:number-rows-spanned="1">
            <text:p>□１整理是否徹底</text:p>
          </table:table-cell>
          <table:covered-table-cell table:number-columns-repeated="2" table:style-name="ce15"/>
          <table:covered-table-cell table:style-name="ce18"/>
          <table:table-cell table:style-name="ce9" office:value-type="string" calcext:value-type="string" table:number-columns-spanned="5" table:number-rows-spanned="1">
            <text:p>□７是否未經許可就外借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２是否有固定位置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８故障後，是否立即拿去修理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３使用後是否歸位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９遺失後，是否立即報告管理者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４使用後是否清乾淨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text:span text:style-name="T4">10</text:span><text:span text:style-name="T5">是否還能使用，卻又買新的</text:span>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５使用方法是否如規定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６是否未經許可就帶出公司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/text:p>
          </table:table-cell>
          <table:covered-table-cell table:number-columns-repeated="4" table:style-name="ce20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04:19.29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34:37</meta:creation-date>
    <dc:date>2017-01-17T07:05:08.035000000</dc:date>
    <meta:print-date>2004-04-19T14:37:24</meta:print-date>
    <meta:generator>LibreOffice/5.1.1.3$Windows_x86 LibreOffice_project/89f508ef3ecebd2cfb8e1def0f0ba9a803b88a6d</meta:generator>
    <meta:editing-duration>PT48S</meta:editing-duration>
    <meta:editing-cycles>1</meta:editing-cycles>
    <meta:document-statistic meta:table-count="1" meta:cell-count="28" meta:object-count="0"/>
  </office:meta>
</office:document-meta>
</file>